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2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language="pl" fo:country="PL" fo:font-style="normal" fo:font-weight="normal" style:font-size-asian="11pt" style:font-size-complex="11pt"/>
    </style:style>
    <style:style style:name="P3" style:family="paragraph" style:parent-style-name="Text_20_body">
      <style:paragraph-properties fo:margin-left="0.37cm" fo:margin-right="0.45cm" fo:margin-top="0.49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4" style:family="paragraph" style:parent-style-name="Text_20_body">
      <style:paragraph-properties fo:margin-left="0.37cm" fo:margin-right="0.45cm" fo:margin-top="0.49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bold" style:font-size-asian="11pt" style:font-size-complex="11pt"/>
    </style:style>
    <style:style style:name="P5" style:family="paragraph" style:parent-style-name="Text_20_body">
      <style:paragraph-properties fo:margin-left="0.37cm" fo:margin-right="0.45cm" fo:margin-top="0.49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italic" fo:font-weight="normal" style:font-size-asian="11pt" style:font-size-complex="11pt"/>
    </style:style>
    <style:style style:name="P6" style:family="paragraph" style:parent-style-name="Text_20_body">
      <style:paragraph-properties fo:margin-left="0.37cm" fo:margin-right="0.45cm" fo:margin-top="0.49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italic" fo:font-weight="bold" style:font-size-asian="11pt" style:font-size-complex="11pt"/>
    </style:style>
    <style:style style:name="P7" style:family="paragraph" style:parent-style-name="Text_20_body">
      <style:paragraph-properties fo:margin-left="0.37cm" fo:margin-right="0.45cm" fo:margin-top="0.49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italic" fo:font-weight="bold" style:font-size-asian="11pt" style:font-style-asian="italic" style:font-size-complex="11pt" style:font-style-complex="italic"/>
    </style:style>
    <style:style style:name="P8" style:family="paragraph" style:parent-style-name="Text_20_body">
      <style:paragraph-properties fo:margin-left="0.03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style:font-size-asian="11pt" style:font-size-complex="11pt"/>
    </style:style>
    <style:style style:name="P9" style:family="paragraph" style:parent-style-name="Text_20_body">
      <style:paragraph-properties fo:margin-left="0.03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language="pl" fo:country="PL" fo:font-style="italic" fo:font-weight="bold" style:font-size-asian="11pt" style:font-size-complex="11pt"/>
    </style:style>
    <style:style style:name="P10" style:family="paragraph" style:parent-style-name="Text_20_body">
      <style:paragraph-properties fo:margin-left="0.03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language="pl" fo:country="PL" fo:font-style="normal" fo:font-weight="normal" style:font-size-asian="11pt" style:font-size-complex="11pt"/>
    </style:style>
    <style:style style:name="P11" style:family="paragraph" style:parent-style-name="Text_20_body">
      <style:paragraph-properties fo:margin-left="0.03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italic" fo:font-weight="bold" style:font-size-asian="11pt" style:font-size-complex="11pt"/>
    </style:style>
    <style:style style:name="P12" style:family="paragraph" style:parent-style-name="Text_20_body">
      <style:paragraph-properties fo:margin-left="0.03cm" fo:margin-right="0cm" fo:margin-top="0.318cm" fo:margin-bottom="0cm" fo:text-align="justify" style:justify-single-word="false" fo:orphans="2" fo:widows="2" fo:text-indent="0cm" style:auto-text-indent="false" fo:padding="0cm" fo:border="none"/>
    </style:style>
    <style:style style:name="P13" style:family="paragraph" style:parent-style-name="Preformatted_20_Text">
      <style:text-properties style:font-name="Arial" fo:font-size="11pt" style:font-size-asian="11pt" style:font-size-complex="11pt"/>
    </style:style>
    <style:style style:name="P14" style:family="paragraph" style:parent-style-name="Text_20_body">
      <style:paragraph-properties fo:margin-left="0.03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language="pl" fo:country="PL" fo:font-style="normal" fo:font-weight="normal" style:font-size-asian="11pt" style:font-size-complex="11pt"/>
    </style:style>
    <style:style style:name="P15" style:family="paragraph" style:parent-style-name="Text_20_body">
      <style:paragraph-properties fo:margin-left="0.03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language="pl" fo:country="PL" fo:font-style="normal" fo:font-weight="normal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left="0.03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language="pl" fo:country="PL" fo:font-style="italic" fo:font-weight="bold" style:font-size-asian="11pt" style:font-size-complex="11pt"/>
    </style:style>
    <style:style style:name="P17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language="pl" fo:country="PL" fo:font-style="normal" fo:font-weight="normal" style:font-size-asian="11pt" style:font-size-complex="11pt"/>
    </style:style>
    <style:style style:name="P18" style:family="paragraph" style:parent-style-name="Text_20_body">
      <style:paragraph-properties fo:margin-left="0.37cm" fo:margin-right="0.45cm" fo:margin-top="0.49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T1" style:family="text">
      <style:text-properties fo:language="pl" fo:country="PL" fo:font-weight="bold"/>
    </style:style>
    <style:style style:name="T2" style:family="text">
      <style:text-properties fo:language="pl" fo:country="PL" fo:font-style="normal" fo:font-weight="normal"/>
    </style:style>
    <style:style style:name="T3" style:family="text">
      <style:text-properties fo:font-style="normal" fo:font-weight="normal"/>
    </style:style>
    <style:style style:name="T4" style:family="text">
      <style:text-properties fo:font-variant="normal" fo:text-transform="none" fo:color="#000000" style:font-name="Arial" fo:font-size="11pt" fo:letter-spacing="normal" fo:language="pl" fo:country="PL" fo:font-style="normal" fo:font-weight="normal" style:font-size-asian="11pt" style:font-size-complex="11pt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AQ</text:p>
      <text:p text:style-name="P7">Czy Winckler Personal posiada Certyfikat <text:s/>Ministerstwa Pracy na działalność Pośrednictwa Pracy na terenie RP ?</text:p>
      <text:p text:style-name="P18">Winckler Personal posiada wymagany certyfikat nr 7979 wydany przez Krajowy Rejestr Agencji Zatrudnienia, który jest ogólnodostępny po kliknięciu na plik w formacie PDF.</text:p>
      <text:p text:style-name="P9"><text:s text:c="3"/>Czy są pobierane jakieś opłaty związane z wyjazdem?</text:p>
      <text:p text:style-name="P15"><text:s text:c="3"/>Nie pobieramy żadnych opłat od kandydatów ani osób rozpoczynających pracę. </text:p>
      <text:p text:style-name="P5"><text:span text:style-name="T1">W jakim stopniu muszę znać język niemiecki? Czy znajomość podstawowa wystarczy?</text:span></text:p>
      <text:p text:style-name="P3">Aby wyjechać za granicę należy mieć minimum mocne podstawy języka niemieckiego. Znajomość weryfikowana jest najpierw w rozmowie telefonicznej z naszymi konsultantami, następnie na osobistym spotkaniu z rekruterem. Chcemy mieć pewność, że zatrudniane przez nas opiekunki poradzą sobie językowo w codziennych sytuacjach w Niemczech, jak np. wizyta u lekarza, zrobienie zakupów, czy odbieranie telefonów.</text:p>
      <text:p text:style-name="P6">Na jak długo mogę wyjechać?</text:p>
      <text:p text:style-name="P8"><text:span text:style-name="T2">Z reguły opiekunki delegowane są za granicę na minimum 8 tygodni i dłużej. W wyjątkowych sytuacjach Panie wyjeżdżają również na 6 tygodni. </text:span><text:span text:style-name="T2">Wszystko zależy</text:span><text:span text:style-name="T2"> </text:span><text:span text:style-name="T2">od preferencji rodziny, u której pracuje opiekunka.</text:span></text:p>
      <text:p text:style-name="P9">Na jakie wynagrodzenie mogę liczyć?</text:p>
      <text:p text:style-name="P12"><text:span text:style-name="T4">Wynagrodzenie zostaje ustalone dla każdej opiekunki indywidualnie i zależy ono przede wszystkim od znajomości języka niemieckiego, ale także od doświadczenia. </text:span><text:span text:style-name="T2">Miesięczne zarobki w Winckler Personal wynoszą od 850 do 1350 euro netto. </text:span></text:p>
      <text:p text:style-name="P9">Czy w trakcie zlecenia mam zapewnione wyżywienie i zakwaterowanie?</text:p>
      <text:p text:style-name="P10">Tak, podczas trwania zlecenia nie interesują Pana (Panią) ani koszty wyżywienia, ani zakwaterowania.</text:p>
      <text:p text:style-name="P9">Czy ta praca jest legalna? Skąd mogę mieć taką pewność?</text:p>
      <text:p text:style-name="P8"><text:span text:style-name="T2">Zatrudniamy opiekunów/opiekunki legalnie, w oparciu o umowę cywilnoprawną, którą podpisujemy zawsze przed wyjazdem opiekuna/opiekunki. Opłacamy wszelkie składki społeczne oraz podatek dochodowy. </text:span><text:span text:style-name="T3">Okres pracy w naszej firmie wlicza się do stażu emerytalnego. Występujemy również o d</text:span><text:span text:style-name="T2">okumenty świadczące o legalnym zatrudnieniu opiekunki czyli druk A1 wraz z Europejską Kartą Zdrowia (karta Ubezpieczenia Zdrowotnego). </text:span></text:p>
      <text:p text:style-name="P11">Jak wygląda czas pracy?</text:p>
      <text:p text:style-name="P10">Każdy(-a) opiekun(-ka) ma dziennie 2-3 godziny czasu wolnego. Po indywidualnym ustaleniu z rodziną można pracować w trybie: 6 dni pracy, dzień wolnego oraz mieć 2 wolne popołudnie w tygodniu.</text:p>
      <text:p text:style-name="P9">Jeżeli trafię do rodziny, z której nie będę zadowolona mogę zrezygnować?</text:p>
      <text:p text:style-name="P10">W takim przypadku należy jak najszybciej z nami się skontaktować. Nasi konsultanci są w stałym kontakcie zarówno z opiekunami/opiekunkami, jak i z rodzinami podopiecznych. Pomagamy w rozwiązywaniu problemów, a także załatwiamy drobne formalności w imieniu opiekunów/opiekunek. W przypadku jeżeli opiekun(-ka) nie czuje się na siłach aby kontynuować zlecenie organizujemy zastępstwo, opiekun(-ka) po dotrzymaniu 14-dniowego okresu wypowiedzenia (złożonego na piśmie) może wyjechać na inne zlecenie lub wrócić do kraju.</text:p>
      <text:p text:style-name="P9"><text:soft-page-break/>Czy podczas pobytu w Niemczech mogę iść do lekarza?</text:p>
      <text:p text:style-name="P10">Tak, otrzyma od nas Pan(i) Kartę EKUZ, która upoważnia Pana (Panią) do bezpłatnych wizyt lekarskich na terenie całych Niemiec.</text:p>
      <text:p text:style-name="P9">Co jeśli nie mam doświadczenia, ale znam język niemiecki?</text:p>
      <text:p text:style-name="P10">Każda opiekunka wypełnia ankietę, w której sama określa przypadki i schorzenia, z którymi pracowała lub których mogłaby się podjąć. Nie ma możliwości, aby opiekunka bez doświadczenia została przydzielona do cięższego przypadku, ankieta służy uniknięciu tego rodzaju sytuacji.</text:p>
      <text:p text:style-name="P9">Od czego należy rozpocząć poszukiwanie pracy w charakterze opiekunki os. starszych?</text:p>
      <text:p text:style-name="P10">Pierwszym krokiem jest kontakt z naszym konsultantem celem weryfikacji języka niemieckiego. Odpowie on również na wszystkie Państwa pytania dotyczące współpracy, a także poprosi o wypełnienie Formularzu Zgłoszeniowego zamieszczonego w zakładce <text:span text:style-name="T5">Opiekunka osób starszych</text:span>. Państwu ankietę. Po otrzymaniu kompletu dokumentów, tzn. wypełnionego Formularza oraz fotografii rozpoczynamy proces rekrutacji. Z reguły od rozmowy kwalifikacyjnej do momentu wyjazdu mija okres od 1 do 2 tygodni czasami 1-2 dni.</text:p>
      <text:p text:style-name="P9">Nie przeszedłem (-łam) pozytywnie testu językowego, co teraz?</text:p>
      <text:p text:style-name="P10">W naszej bazie danych odnotowujemy znajomość języka niemieckiego aplikujących kandydatów. Jeżeli nie udało się Państwu za pierwszym razem przejść pozytywnie rozmowy kwalifikacyjnej, proszę odświeżyć sobie język niemiecki najlepiej na lekcjach prywatnych i spróbować ponownie. Postęp językowy naszych kandydatów cieszy nas najbardziej chętnie umówimy się na rozmowę w języku niemieckim za miesiąc lub za dwa – wtedy również w razie potrzeby doradzimy czy należy jeszcze się poduczyć języka czy możemy już szukać pracy dla opiekunki.</text:p>
      <text:p text:style-name="P9">Jak długo trzeba czekać na ofertę pracy?</text:p>
      <text:p text:style-name="P10">Oferty pracy przedstawiamy na bieżąco w terminie od 2 do 14 dni <text:s/>jest szansa, że opiekunka podejmie się pracy na terenie Niemiec.</text:p>
      <text:p text:style-name="P9">Czy są zwracane koszty przejazdu do pracy i z powrotem?</text:p>
      <text:p text:style-name="P10">Zwrot kosztów przejazdu w wysokości 80-100 euro przysługuje zawsze w przypadku wyjazdu na co najmniej 2 miesiące pracy. Nasza firma organizuje przejazd opiekunki <text:s/>do Niemiec i z powrotem licencjonowanym przewoźnikiem – kupujemy bilet, dokonujemy rezerwacji również na drogę powrotną. Opiekunka otrzymuje przez nas zakupiony bilet i zawsze jest poinformowana kiedy i o jakiej porze ma wyjazd.</text:p>
      <text:p text:style-name="P9">W jakim systemie będzie wypłacane moje wynagrodzenie?</text:p>
      <text:p text:style-name="P10">Wynagrodzenie jest wypłacane w systemie miesięcznym, do 15 dnia kolejnego miesiąca.</text:p>
      <text:p text:style-name="P9">Jakie dokumenty należy zabrać ze sobą do pracy za granicą?</text:p>
      <text:p text:style-name="P2">- ważny dowód osobisty oraz paszport,</text:p>
      <text:p text:style-name="P2">- oryginał umowy z polską firmą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2M46S</meta:editing-duration>
    <meta:editing-cycles>21</meta:editing-cycles>
    <meta:generator>OpenOffice.org/3.3$Win32 OpenOffice.org_project/330m20$Build-9567</meta:generator>
    <dc:date>2013-09-22T16:01:48.46</dc:date>
    <dc:creator>admin admin</dc:creator>
    <meta:document-statistic meta:table-count="0" meta:image-count="0" meta:object-count="0" meta:page-count="2" meta:paragraph-count="36" meta:word-count="756" meta:character-count="5394"/>
    <meta:user-defined meta:name="Info 1"/>
    <meta:user-defined meta:name="Info 2"/>
    <meta:user-defined meta:name="Info 3"/>
    <meta:user-defined meta:name="Info 4"/>
  </office:meta>
</office:document-meta>
</file>